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a387" officeooo:paragraph-rsid="0010a3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lcome to file2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1" meta:word-count="3" meta:character-count="16" meta:non-whitespace-character-count="14"/>
  </office:meta>
</office:document-meta>
</file>